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1ce8" officeooo:paragraph-rsid="001f1ce8"/>
    </style:style>
    <style:style style:name="P2" style:family="paragraph" style:parent-style-name="Text_20_body" style:list-style-name="L1"/>
    <style:style style:name="P3" style:family="paragraph" style:parent-style-name="Text_20_body">
      <style:text-properties officeooo:rsid="001f1ce8" officeooo:paragraph-rsid="001f1ce8"/>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crire un nuancier</text:p>
      <text:p text:style-name="P3">Un nuancier à dominante bleue est un outil de référence qui présente différentes teintes de bleu, du plus clair au plus foncé, disposées dans un ordre graduel. La dominante bleue signifie que la couleur principale dans ce nuancier est le bleu, et les autres teintes sont des variations de cette couleur.</text:p>
      <text:p text:style-name="Text_20_body">Pour expliquer un nuancier à dominante bleue, vous pouvez utiliser les points suivants :</text:p>
      <text:list text:style-name="L1">
        <text:list-item>
          <text:p text:style-name="P2">Variation de la saturation : Un nuancier à dominante bleue peut montrer différentes saturations de bleu, allant du bleu pâle au bleu profond. La saturation fait référence à l'intensité ou à la pureté de la couleur. Les teintes moins saturées peuvent être plus douces ou pastel, tandis que les teintes plus saturées peuvent être plus vives et intenses.</text:p>
        </text:list-item>
        <text:list-item>
          <text:p text:style-name="P2">Variation de la luminosité : Un nuancier à dominante bleue peut également présenter des variations de luminosité du bleu, allant du bleu clair au bleu foncé. La luminosité fait référence à la clarté ou à l'obscurité d'une couleur. Les teintes plus claires peuvent être plus lumineuses et éclatantes, tandis que les teintes plus sombres peuvent être plus profondes et intenses.</text:p>
        </text:list-item>
        <text:list-item>
          <text:p text:style-name="P2">Tonalités de bleu : Un nuancier à dominante bleue peut également inclure différentes tonalités de bleu, telles que le bleu turquoise, le bleu ciel, le bleu marine, le bleu électrique, etc. Chaque tonalité de bleu peut avoir sa propre intensité, saturation et luminosité, ce qui crée une variété d'options pour choisir la teinte de bleu souhaitée.</text:p>
        </text:list-item>
        <text:list-item>
          <text:p text:style-name="P2">Utilisations possibles : Vous pouvez également expliquer comment un nuancier à dominante bleue peut être utilisé dans divers domaines, tels que la conception graphique, la mode, la décoration intérieure, la peinture, etc. Par exemple, un designer graphique peut utiliser un nuancier à dominante bleue pour choisir les couleurs de son site web ou de son logo. Un designer d'intérieur peut utiliser un nuancier à dominante bleue pour sélectionner les couleurs de peinture pour une pièce. Une entreprise de mode peut utiliser un nuancier à dominante bleue pour concevoir une collection de vêtements.</text:p>
        </text:list-item>
      </text:list>
      <text:p text:style-name="Text_20_body">En résumé, un nuancier à dominante bleue est un outil qui présente différentes teintes de bleu dans un ordre graduel, montrant les variations de saturation, de luminosité et de tonalités de bleu possibles. Il peut être utilisé dans divers domaines pour choisir la couleur souhaitée en fonction de l'effet recherché.</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3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3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3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7T11:23:53.130000000</meta:creation-date>
    <dc:date>2023-04-17T11:24:49.922000000</dc:date>
    <meta:editing-duration>PT57S</meta:editing-duration>
    <meta:editing-cycles>1</meta:editing-cycles>
    <meta:document-statistic meta:table-count="0" meta:image-count="0" meta:object-count="0" meta:page-count="1" meta:paragraph-count="8" meta:word-count="388" meta:character-count="2402" meta:non-whitespace-character-count="2026"/>
    <meta:generator>LibreOffice/7.5.2.2$Windows_X86_64 LibreOffice_project/53bb9681a964705cf672590721dbc85eb4d0c3a2</meta:generator>
  </office:meta>
</office:document-meta>
</file>